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paragraph-rsid="00343df3"/>
    </style:style>
    <style:style style:name="P3" style:family="paragraph" style:parent-style-name="Text_20_body">
      <style:text-properties officeooo:rsid="0043b1db" officeooo:paragraph-rsid="0043b1db"/>
    </style:style>
    <style:style style:name="P4" style:family="paragraph" style:parent-style-name="Text_20_body">
      <style:text-properties officeooo:rsid="0053d74b" officeooo:paragraph-rsid="0053d74b"/>
    </style:style>
    <style:style style:name="P5" style:family="paragraph" style:parent-style-name="Text_20_body">
      <style:text-properties officeooo:rsid="00465fcb" officeooo:paragraph-rsid="004a8c28"/>
    </style:style>
    <style:style style:name="P6" style:family="paragraph" style:parent-style-name="Text_20_body">
      <style:text-properties officeooo:rsid="00568d2c" officeooo:paragraph-rsid="00568d2c"/>
    </style:style>
    <style:style style:name="P7" style:family="paragraph" style:parent-style-name="Standard">
      <style:text-properties officeooo:rsid="000ca58a" officeooo:paragraph-rsid="000ca58a"/>
    </style:style>
    <style:style style:name="P8" style:family="paragraph" style:parent-style-name="Standard">
      <style:text-properties officeooo:paragraph-rsid="00107089"/>
    </style:style>
    <style:style style:name="P9" style:family="paragraph" style:parent-style-name="Standard">
      <style:text-properties officeooo:rsid="001447f0" officeooo:paragraph-rsid="001447f0"/>
    </style:style>
    <style:style style:name="P10" style:family="paragraph" style:parent-style-name="Standard">
      <style:text-properties officeooo:rsid="00190caf" officeooo:paragraph-rsid="00190caf"/>
    </style:style>
    <style:style style:name="P11" style:family="paragraph" style:parent-style-name="Standard">
      <style:text-properties fo:font-style="normal" style:text-underline-style="none" officeooo:rsid="001b93b1" officeooo:paragraph-rsid="001b93b1" style:font-style-asian="normal" style:font-style-complex="normal"/>
    </style:style>
    <style:style style:name="P12" style:family="paragraph" style:parent-style-name="Standard">
      <style:text-properties officeooo:rsid="000e4e66" officeooo:paragraph-rsid="00693bf8"/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 fo:font-weight="bold" style:font-weight-asian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23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4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5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2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27" style:family="paragraph" style:parent-style-name="Standard" style:master-page-name="Converted1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28" style:family="paragraph" style:parent-style-name="Text_20_body" style:list-style-name="WWNum14"/>
    <style:style style:name="P29" style:family="paragraph" style:parent-style-name="Heading_20_1" style:master-page-name="Converted2">
      <style:paragraph-properties style:page-number="3"/>
    </style:style>
    <style:style style:name="P30" style:family="paragraph" style:parent-style-name="Heading_20_1">
      <style:paragraph-properties fo:break-before="page"/>
      <style:text-properties officeooo:paragraph-rsid="00246e2c"/>
    </style:style>
    <style:style style:name="P31" style:family="paragraph" style:parent-style-name="Heading_20_2">
      <style:text-properties officeooo:paragraph-rsid="0003cb05"/>
    </style:style>
    <style:style style:name="P32" style:family="paragraph" style:parent-style-name="Heading_20_2">
      <style:text-properties officeooo:paragraph-rsid="00246e2c"/>
    </style:style>
    <style:style style:name="P33" style:family="paragraph" style:parent-style-name="Heading_20_2">
      <style:text-properties officeooo:rsid="00246e2c" officeooo:paragraph-rsid="00246e2c"/>
    </style:style>
    <style:style style:name="P34" style:family="paragraph" style:parent-style-name="Heading_20_2">
      <style:text-properties officeooo:rsid="00329fec" officeooo:paragraph-rsid="00329fec"/>
    </style:style>
    <style:style style:name="P35" style:family="paragraph" style:parent-style-name="List_20_Paragraph" style:list-style-name="WWNum15"/>
    <style:style style:name="P36" style:family="paragraph" style:parent-style-name="List_20_Paragraph" style:list-style-name="WWNum15">
      <style:text-properties style:use-window-font-color="true"/>
    </style:style>
    <style:style style:name="P37" style:family="paragraph" style:parent-style-name="List_20_Paragraph" style:list-style-name="WWNum14">
      <style:text-properties style:use-window-font-color="true"/>
    </style:style>
    <style:style style:name="P3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font-size="11pt" style:font-name-asian="Calibri1" style:font-size-asian="11pt"/>
    </style:style>
    <style:style style:name="T3" style:family="text">
      <style:text-properties fo:letter-spacing="0.002cm"/>
    </style:style>
    <style:style style:name="T4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5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6" style:family="text">
      <style:text-properties officeooo:rsid="000297d4"/>
    </style:style>
    <style:style style:name="T7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8" style:family="text">
      <style:text-properties fo:font-variant="normal" fo:text-transform="none" fo:color="#c00000" style:font-name="Arial1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9" style:family="text">
      <style:text-properties officeooo:rsid="000e4e6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7089" style:font-style-asian="italic" style:font-style-complex="italic"/>
    </style:style>
    <style:style style:name="T12" style:family="text">
      <style:text-properties fo:font-style="italic" officeooo:rsid="000e4e66" style:font-style-asian="italic" style:font-style-complex="italic"/>
    </style:style>
    <style:style style:name="T13" style:family="text">
      <style:text-properties fo:font-style="italic" officeooo:rsid="002a71af" style:font-style-asian="italic" style:font-style-complex="italic"/>
    </style:style>
    <style:style style:name="T14" style:family="text">
      <style:text-properties fo:font-style="italic" officeooo:rsid="00693bf8" style:font-style-asian="italic" style:font-style-complex="italic"/>
    </style:style>
    <style:style style:name="T15" style:family="text">
      <style:text-properties fo:font-style="italic" officeooo:rsid="006a0a37" style:font-style-asian="italic" style:font-style-complex="italic"/>
    </style:style>
    <style:style style:name="T16" style:family="text">
      <style:text-properties fo:font-style="italic" officeooo:rsid="006b4bee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07089" style:font-style-asian="normal" style:font-style-complex="normal"/>
    </style:style>
    <style:style style:name="T19" style:family="text">
      <style:text-properties fo:font-style="normal" officeooo:rsid="0024337b" style:font-style-asian="normal" style:font-style-complex="normal"/>
    </style:style>
    <style:style style:name="T20" style:family="text">
      <style:text-properties fo:font-style="normal" officeooo:rsid="002a71af" style:font-style-asian="normal" style:font-style-complex="normal"/>
    </style:style>
    <style:style style:name="T21" style:family="text">
      <style:text-properties fo:font-style="normal" officeooo:rsid="002bf5c5" style:font-style-asian="normal" style:font-style-complex="normal"/>
    </style:style>
    <style:style style:name="T22" style:family="text">
      <style:text-properties fo:font-style="normal" officeooo:rsid="00780443" style:font-style-asian="normal" style:font-style-complex="normal"/>
    </style:style>
    <style:style style:name="T23" style:family="text">
      <style:text-properties fo:font-style="normal" officeooo:rsid="0079720f" style:font-style-asian="normal" style:font-style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officeooo:rsid="0013691e" style:font-style-asian="normal" style:font-style-complex="normal"/>
    </style:style>
    <style:style style:name="T26" style:family="text">
      <style:text-properties fo:font-style="normal" style:text-underline-style="none" officeooo:rsid="00107089" style:font-style-asian="normal" style:font-style-complex="normal"/>
    </style:style>
    <style:style style:name="T27" style:family="text">
      <style:text-properties fo:font-style="normal" style:text-underline-style="none" officeooo:rsid="0017aa04" style:font-style-asian="normal" style:font-style-complex="normal"/>
    </style:style>
    <style:style style:name="T28" style:family="text">
      <style:text-properties fo:font-style="normal" style:text-underline-style="none" officeooo:rsid="00190caf" style:font-style-asian="normal" style:font-style-complex="normal"/>
    </style:style>
    <style:style style:name="T29" style:family="text">
      <style:text-properties fo:font-style="normal" style:text-underline-style="none" officeooo:rsid="001b93b1" style:font-style-asian="normal" style:font-style-complex="normal"/>
    </style:style>
    <style:style style:name="T30" style:family="text">
      <style:text-properties officeooo:rsid="00107089"/>
    </style:style>
    <style:style style:name="T31" style:family="text">
      <style:text-properties officeooo:rsid="0021d2a1"/>
    </style:style>
    <style:style style:name="T32" style:family="text">
      <style:text-properties officeooo:rsid="00270fdb"/>
    </style:style>
    <style:style style:name="T33" style:family="text">
      <style:text-properties officeooo:rsid="002907af"/>
    </style:style>
    <style:style style:name="T34" style:family="text">
      <style:text-properties officeooo:rsid="00299bdf"/>
    </style:style>
    <style:style style:name="T35" style:family="text">
      <style:text-properties style:font-name="Times New Roman" fo:font-style="italic" style:font-style-asian="italic" style:font-style-complex="italic"/>
    </style:style>
    <style:style style:name="T36" style:family="text">
      <style:text-properties style:font-name="Times New Roman" fo:font-style="italic" officeooo:rsid="00299bdf" style:font-style-asian="italic" style:font-style-complex="italic"/>
    </style:style>
    <style:style style:name="T37" style:family="text">
      <style:text-properties style:font-name="Times New Roman" fo:font-style="italic" officeooo:rsid="002a71af" style:font-style-asian="italic" style:font-style-complex="italic"/>
    </style:style>
    <style:style style:name="T38" style:family="text">
      <style:text-properties officeooo:rsid="002a71af"/>
    </style:style>
    <style:style style:name="T39" style:family="text">
      <style:text-properties fo:font-weight="normal" officeooo:rsid="002aa1fb" style:font-weight-asian="normal" style:font-weight-complex="normal"/>
    </style:style>
    <style:style style:name="T40" style:family="text">
      <style:text-properties fo:font-weight="normal" officeooo:rsid="003d2a29" style:font-weight-asian="normal" style:font-weight-complex="normal"/>
    </style:style>
    <style:style style:name="T41" style:family="text">
      <style:text-properties officeooo:rsid="002bf5c5"/>
    </style:style>
    <style:style style:name="T42" style:family="text">
      <style:text-properties officeooo:rsid="003029ae"/>
    </style:style>
    <style:style style:name="T43" style:family="text">
      <style:text-properties officeooo:rsid="003f0712"/>
    </style:style>
    <style:style style:name="T44" style:family="text">
      <style:text-properties officeooo:rsid="0037bfd5"/>
    </style:style>
    <style:style style:name="T45" style:family="text">
      <style:text-properties officeooo:rsid="0041794e"/>
    </style:style>
    <style:style style:name="T46" style:family="text">
      <style:text-properties officeooo:rsid="0044e1b0"/>
    </style:style>
    <style:style style:name="T47" style:family="text">
      <style:text-properties officeooo:rsid="0058908b"/>
    </style:style>
    <style:style style:name="T48" style:family="text">
      <style:text-properties officeooo:rsid="0065bf77"/>
    </style:style>
    <style:style style:name="T49" style:family="text">
      <style:text-properties officeooo:rsid="00675bb4"/>
    </style:style>
    <style:style style:name="T50" style:family="text">
      <style:text-properties officeooo:rsid="006b9026"/>
    </style:style>
    <style:style style:name="T51" style:family="text">
      <style:text-properties officeooo:rsid="006ba651"/>
    </style:style>
    <style:style style:name="T52" style:family="text">
      <style:text-properties officeooo:rsid="006bdb7c"/>
    </style:style>
    <style:style style:name="T53" style:family="text">
      <style:text-properties officeooo:rsid="006c2715"/>
    </style:style>
    <style:style style:name="T54" style:family="text">
      <style:text-properties officeooo:rsid="00739036"/>
    </style:style>
    <style:style style:name="T55" style:family="text">
      <style:text-properties officeooo:rsid="007631ee"/>
    </style:style>
    <style:style style:name="T56" style:family="text">
      <style:text-properties officeooo:rsid="0079720f"/>
    </style:style>
    <style:style style:name="T57" style:family="text">
      <style:text-properties officeooo:rsid="007d81a9"/>
    </style:style>
    <style:style style:name="T58" style:family="text">
      <style:text-properties officeooo:rsid="007eb5d9"/>
    </style:style>
    <style:style style:name="T59" style:family="text">
      <style:text-properties officeooo:rsid="007fb64b"/>
    </style:style>
    <style:style style:name="T60" style:family="text">
      <style:text-properties style:use-window-font-color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FAESA CENTRO UNIVERSITÁRIO</text:p>
      <text:p text:style-name="P14">CIÊNCIA DA COMPUTAÇÃO</text:p>
      <text:p text:style-name="P14"/>
      <text:p text:style-name="P16"/>
      <text:p text:style-name="P14"/>
      <text:p text:style-name="P14"/>
      <text:p text:style-name="P14">RAFAEL DE OLIVEIRA COSTA</text:p>
      <text:p text:style-name="P14">ROBSON SANTOS RODRIGUES</text:p>
      <text:p text:style-name="P14"/>
      <text:p text:style-name="P14"/>
      <text:p text:style-name="P14"/>
      <text:p text:style-name="P14"/>
      <text:p text:style-name="P18">VISÃO COMPUTACIONAL E REDES NEURAIS ARTIFICIAIS PARA ENSINAR UM COMPUTADOR A JOGAR MEGA MAN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VITÓRIA</text:p>
      <text:p text:style-name="P19">2018</text:p>
      <text:p text:style-name="P27">RAFAEL DE OLIVEIRA COSTA</text:p>
      <text:p text:style-name="P14">ROBSON SANTOS RODRIGUE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VISÃO COMPUTACIONAL E REDES NEURAIS ARTIFICIAIS PARA ENSINAR UM COMPUTADOR A JOGAR MEGA MAN X6</text:p>
      <text:p text:style-name="P23"/>
      <text:p text:style-name="P23"/>
      <text:p text:style-name="P23"/>
      <text:p text:style-name="P24"/>
      <text:p text:style-name="P25"><text:span text:style-name="T2">Projeto de Pesquisa do Trabalho de Conclusão do Curso de Graduação em Ciência da Computação apresentado ao </text:span><text:span text:style-name="T4">Faesa Centro Universitári</text:span><text:span text:style-name="T5">o</text:span><text:span text:style-name="T2">, sob orientação do prof. </text:span><text:span text:style-name="T7">Howard Roatti</text:span><text:span text:style-name="T8">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/>
      <text:p text:style-name="P15"><text:bookmark text:name="_GoBack"/></text:p>
      <text:p text:style-name="P19"/>
      <text:p text:style-name="P19">VITÓRIA</text:p>
      <text:p text:style-name="P19">201<text:span text:style-name="T6">8</text:span></text:p>
      <text:p text:style-name="P16"><text:soft-page-break/>SUMÁRIO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_RefHeading___Toc503_1894743545"><text:s/>1 INTRODUÇÃO<text:tab/>3</text:a></text:p>
          <text:p text:style-name="P39"><text:a xlink:type="simple" xlink:href="#__RefHeading___Toc313_1736947057"><text:s/>1.1 PROBLEMA<text:tab/>3</text:a></text:p>
          <text:p text:style-name="P39"><text:a xlink:type="simple" xlink:href="#__RefHeading___Toc315_1736947057"><text:s/>1.2 FORMULAÇÃO DO PROBLEMA<text:tab/>4</text:a></text:p>
          <text:p text:style-name="P39"><text:a xlink:type="simple" xlink:href="#__RefHeading___Toc317_1736947057"><text:s/>1.3 HIPÓTESE<text:tab/>4</text:a></text:p>
          <text:p text:style-name="P39"><text:a xlink:type="simple" xlink:href="#__RefHeading___Toc319_1736947057"><text:s/>1.4 OBJETIVOS<text:tab/>4</text:a></text:p>
          <text:p text:style-name="P38"><text:a xlink:type="simple" xlink:href="#__RefHeading___Toc323_1736947057"><text:s/>1.4.1 Objetivo Geral<text:tab/>4</text:a></text:p>
          <text:p text:style-name="P38"><text:a xlink:type="simple" xlink:href="#__RefHeading___Toc505_1894743545"><text:s/>1.4.2 Objetivos específicos<text:tab/>4</text:a></text:p>
          <text:p text:style-name="P39"><text:a xlink:type="simple" xlink:href="#__RefHeading___Toc507_1894743545"><text:s/>1.5 JUSTIFICATIVA<text:tab/>5</text:a></text:p>
          <text:p text:style-name="P40"><text:a xlink:type="simple" xlink:href="#__RefHeading___Toc546_1971144071"><text:s/>2 REFERENCIAL TEÓRICO<text:tab/>6</text:a></text:p>
          <text:p text:style-name="P39"><text:a xlink:type="simple" xlink:href="#__RefHeading___Toc548_1971144071"><text:s/>2.1 APRENDIZADO DE MÁQUINA<text:tab/>6</text:a></text:p>
          <text:p text:style-name="P39"><text:a xlink:type="simple" xlink:href="#__RefHeading___Toc550_1971144071"><text:s/>2.2 VISÃO COMPUTACIONAL<text:tab/>6</text:a></text:p>
          <text:p text:style-name="P38"><text:a xlink:type="simple" xlink:href="#__RefHeading___Toc552_1971144071"><text:s/>2.2.1 OpenCV<text:tab/>6</text:a></text:p>
          <text:p text:style-name="P38"><text:a xlink:type="simple" xlink:href="#__RefHeading___Toc554_1971144071"><text:s/>2.2.2 Python-mss<text:tab/>7</text:a></text:p>
          <text:p text:style-name="P39"><text:a xlink:type="simple" xlink:href="#__RefHeading___Toc556_1971144071"><text:s/>2.3 REDES NEURAIS ARTIFICIAIS<text:tab/>7</text:a></text:p>
          <text:p text:style-name="P39"><text:a xlink:type="simple" xlink:href="#__RefHeading___Toc558_1971144071"><text:s/>2.4 APRENDIZAGEM PROFUNDA<text:tab/>7</text:a></text:p>
          <text:p text:style-name="P39"><text:a xlink:type="simple" xlink:href="#__RefHeading___Toc560_1971144071"><text:s/>2.5 APRENDIZADO POR REFORÇO<text:tab/>7</text:a></text:p>
        </text:index-body>
      </text:table-of-content>
      <text:p text:style-name="P16"/>
      <text:p text:style-name="P16"/>
      <text:p text:style-name="P16"/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9" text:outline-level="1"><text:bookmark-start text:name="__RefHeading___Toc503_1894743545"/><text:bookmark-start text:name="_Toc524189383"/>INTRODUÇÃO<text:bookmark-end text:name="__RefHeading___Toc503_1894743545"/><text:bookmark-end text:name="_Toc524189383"/></text:h>
      <text:p text:style-name="P7"><text:span text:style-name="T31">Diversos projetos fazem uso de</text:span> inteligência artificial para jogar jogos dos mais variados tipos, porém <text:span text:style-name="T31">poucos utilizam</text:span> um meio comum ao ser humano, a visão. <text:span text:style-name="T31">O ser humano utiliza</text:span> a visão para obter informações sobre um jogo qualquer e com base no que está vendo toma <text:span text:style-name="T49">decisões </text:span>buscando cumprir seu objetivo.</text:p>
      <text:p text:style-name="P7">Com a evolução dos computadores em relação a velocidade de processamento, <text:span text:style-name="T49">quantidades maiores de memória</text:span> e técnicas <text:span text:style-name="T49">algorítmicas</text:span> mais avançadas, é possível pensar em um computador imitando esse comportamento.</text:p>
      <text:p text:style-name="P12">O jogo usado para a demonstração foi o Mega <text:span text:style-name="T49">M</text:span>an 3, um famoso jogo de plataforma lançado para o console NES <text:span text:style-name="T10">(Nintendo </text:span><text:span text:style-name="T14">Entertainment</text:span><text:span text:style-name="T10"> </text:span><text:span text:style-name="T14">Sustem</text:span><text:span text:style-name="T10">)</text:span><text:span text:style-name="T17"> no ano de 1990. O jogo funciona de uma forma simples: escolhe-se uma fase, chega-</text:span><text:span text:style-name="T19">se</text:span><text:span text:style-name="T17"> ao fim da fase </text:span><text:span text:style-name="T19">passando por inimigos e obstáculos</text:span><text:span text:style-name="T17">, derrota-</text:span><text:span text:style-name="T19">se</text:span><text:span text:style-name="T17"> o chefe e </text:span><text:span text:style-name="T19">o processo se repete para o restante das fases variando os obstáculos e inimigos</text:span><text:span text:style-name="T17">.</text:span></text:p>
      <text:p text:style-name="P7">Neste trabalho será <text:span text:style-name="T9">dada uma demonstração da possibilidade de se ensinar um computador a jogar </text:span><text:span text:style-name="T12">videogame</text:span><text:span text:style-name="T9"> como um ser humano, usando a visão como entrada de dados.</text:span></text:p>
      <text:h text:style-name="Heading_20_2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8"><text:span text:style-name="T30">Existem projetos que demonstram a possibilidade de ensinar um computador a jogar </text:span><text:span text:style-name="T11">videogame</text:span><text:span text:style-name="T30">, como o projeto MarI/O. Nele um computador é instruído a completar uma fase de </text:span><text:span text:style-name="T11">Super Mario Wor</text:span><text:span text:style-name="T15">l</text:span><text:span text:style-name="T11">d</text:span><text:span text:style-name="T18">, coletando informações da memória do emulador e usando como entrada para treinar a </text:span><text:span text:style-name="T26">Rede Neura</text:span><text:span text:style-name="T25">l que ele possui</text:span><text:span text:style-name="T26">.</text:span></text:p>
      <text:p text:style-name="P9"><text:span text:style-name="T26">O </text:span><text:span text:style-name="T24">problema proposto por este trabalho é parecido em muita coisa com o MarI/O, no que diz respeito a tomadas de decisão, já que ambos os jogos são de plataforma e objetivo é chegar ao fim d</text:span><text:span text:style-name="T27">e uma</text:span><text:span text:style-name="T24"> fase. </text:span><text:span text:style-name="T28">A ideia de como o personagem deste projeto toma as decisões provavelmente será considerada ao longo deste trabalho, sendo usado várias vezes para consulta.</text:span></text:p>
      <text:p text:style-name="P10"><text:soft-page-break/><text:span text:style-name="T24">Já na </text:span><text:span text:style-name="T29">área</text:span><text:span text:style-name="T24"> de visão computacional existe uma variedade enorme de algoritmos e projetos que tem como objetivo a detecção de objetos, necessária para a alimentação do algoritmo de tomada de decisão </text:span><text:span text:style-name="T29">de controle do personagem</text:span><text:span text:style-name="T24">.</text:span></text:p>
      <text:p text:style-name="P11">….</text:p>
      <text:h text:style-name="Heading_20_2" text:outline-level="2"><text:bookmark-start text:name="_Toc524189385"/><text:bookmark-start text:name="__RefHeading___Toc315_1736947057"/>FORMULAÇÃO DO PROBLEMA<text:bookmark-end text:name="_Toc524189385"/><text:bookmark-end text:name="__RefHeading___Toc315_1736947057"/></text:h>
      <text:p text:style-name="Text_20_body">É possível ensinar o computador a jogar um jogo de <text:span text:style-name="T16">videogame</text:span><text:span text:style-name="T1"> </text:span>utilizando como entrada para o processamento somente imagens, de tal maneira a simular o que o ser humano faz?</text:p>
      <text:h text:style-name="P31" text:outline-level="2"><text:bookmark-start text:name="__RefHeading___Toc317_1736947057"/><text:bookmark-start text:name="_Toc524189386"/>HIPÓTESE<text:bookmark-end text:name="__RefHeading___Toc317_1736947057"/><text:bookmark-end text:name="_Toc524189386"/></text:h>
      <text:p text:style-name="P6">É possível desenvolver um programa inteligente que consiga jogar Mega Man usando como entrada apenas a tela do jogo, utilizando pra isso técnicas de visão computacional e redes neurais artificiais.</text:p>
      <text:h text:style-name="P31" text:outline-level="2"><text:bookmark-start text:name="__RefHeading___Toc319_1736947057"/><text:bookmark-start text:name="_Toc524189387"/>OBJETIVOS<text:bookmark-end text:name="__RefHeading___Toc319_1736947057"/><text:bookmark-end text:name="_Toc524189387"/></text:h>
      <text:h text:style-name="Heading_20_3" text:outline-level="3"><text:bookmark-start text:name="_Toc524189388"/><text:bookmark-start text:name="__RefHeading___Toc323_1736947057"/>Objetivo Geral<text:bookmark-end text:name="_Toc524189388"/><text:bookmark-end text:name="__RefHeading___Toc323_1736947057"/></text:h>
      <text:p text:style-name="Text_20_body">Desenvolver uma <text:span text:style-name="T57">agente inteligente</text:span> que possa jogar Mega Man utilizando como entrada os dados obtidos por visão computacional. No fim do experimento o computado deverá conseguir jogar relativamente bem, evitando danos dos inimigos e desenvolvendo maneiras próprias de derrotar o oponente final d<text:span text:style-name="T58">a</text:span> fase.</text:p>
      <text:h text:style-name="Heading_20_3" text:outline-level="3"><text:bookmark-start text:name="__RefHeading___Toc505_1894743545"/><text:bookmark-start text:name="_Toc524189389"/>Objetivos<text:span text:style-name="T3"> </text:span>específicos<text:bookmark-end text:name="__RefHeading___Toc505_1894743545"/><text:bookmark-end text:name="_Toc524189389"/></text:h>
      <text:list xml:id="list854880965038695563" text:style-name="WWNum15">
        <text:list-item>
          <text:p text:style-name="P35">Emular o jogo e capturar a tela <text:span text:style-name="T31">para</text:span><text:span text:style-name="T1"> </text:span>u<text:span text:style-name="T60">tilizá-la em código;</text:span></text:p>
        </text:list-item>
        <text:list-item>
          <text:p text:style-name="P36">Aplicar técnicas de visão <text:span text:style-name="T47">para processar as imagens obtidas;</text:span></text:p>
        </text:list-item>
      </text:list>
      <text:list xml:id="list1569798997286008298" text:style-name="WWNum14">
        <text:list-item>
          <text:p text:style-name="P37">Extrair informações úteis a partir dos dados gerados pela visão;</text:p>
        </text:list-item>
        <text:list-item>
          <text:p text:style-name="P37">Desenvolver uma IA que consiga aprender a lógica do jogo avaliar o sucesso do fracasso a partir das informações obtidas pela visão<text:bookmark text:name="_Toc524189390"/>.</text:p>
          <text:p text:style-name="P28"/>
        </text:list-item>
      </text:list>
      <text:h text:style-name="Heading_20_2" text:outline-level="2"><text:bookmark-start text:name="__RefHeading___Toc507_1894743545"/><text:soft-page-break/>JUSTIFICATIVA<text:bookmark-end text:name="__RefHeading___Toc507_1894743545"/></text:h>
      <text:p text:style-name="Text_20_body">Uma m<text:span text:style-name="T48">á</text:span>quina que utiliza a<text:span text:style-name="T51"> </text:span>visão e redes neurais para tomar decisões que a leve a cumprir o objetivo de um jogo, poderia usar o mesmo tipo de técnica para realizar outros tipos de tarefas. A demonstração prática desse trabalho visa demonstrar que a inteligência artificial atingiu um nível mínimo de maturidade que abre um leque de <text:span text:style-name="T50">possibilidades</text:span>, por exemplo, automatização de seleção de melhores legumes em um <text:s/>processo de separação, carros, caminhões e ônibus autônomos, sistemas de busca por pessoas desaparecidas ligados em uma grande rede de câmeras conectadas ou até mesmo automatizar a compra <text:span text:style-name="T59">e venda</text:span> de ações na bolsa de valores.</text:p>
      <text:h text:style-name="P30" text:outline-level="1"><text:bookmark-start text:name="__RefHeading___Toc546_1971144071"/><text:span text:style-name="T52">REFERENCIAL</text:span> TEÓRICO<text:bookmark-end text:name="__RefHeading___Toc546_1971144071"/></text:h>
      <text:p text:style-name="Text_20_body">Neste <text:span text:style-name="T52">capítulo</text:span> será evidenciado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45">Á</text:span>QUINA<text:bookmark-end text:name="__RefHeading___Toc548_1971144071"/></text:h>
      <text:p text:style-name="P3">Uma área onde o foco de estudo é ensinar o computador a aprender com base em <text:s/>experiências, para <text:span text:style-name="T46">exemplificação</text:span>, imagine a situação de<text:span text:style-name="T46"> ratos e iscas envenenadas, ao encontrar um novo alimento com características diferentes os ratos <text:s/>a comem em menor quantidade, essa nova alimentação produzirá um estado fisiológico, se o novo estado for ruim, ou seja, causar mal-estar nos animais, ela será associada a esse estado e futuramente eles ignorarão qualquer comida com essas características (SHWARTZ; DAVID, 2014, p. 19, tradução nossa).</text:span></text:p>
      <text:p text:style-name="P5">Olhando por um lado simplista essa situação, bastaria fazer o computador memorizar uma grande quantidades de dados e compará-los a<text:span text:style-name="T53"> </text:span>entrada para chegar em um resultado, mas e se a entrada não existir no conteúdo armazenado? A diferença dessa abordagem simples com o que os ratos fizeram está na capacidade de generalização, depois de passarem pela experiência, eles conseguem generalizar para qualquer entrada(comida)<text:span text:style-name="T53">. </text:span>Uma máquina que aprende é aquela que ao ser treinada consegue generalizar qualquer entrada <text:span text:style-name="T53">reconhecendo</text:span> padrões (SHWARTZ; DAVID, 2014, p. 20, tradução nossa).</text:p>
      <text:h text:style-name="P32" text:outline-level="2"><text:bookmark-start text:name="__RefHeading___Toc550_1971144071"/>VISÃO COMPUTACIONAL<text:bookmark-end text:name="__RefHeading___Toc550_1971144071"/></text:h>
      <text:p text:style-name="P2">Visão computacional faz uso de diversos algoritmos de <text:span text:style-name="T10">Deep Learnig</text:span> como rede neurais profundas, redes neurais profundas convolucionais, redes de crenças profundas e redes neurais recorrentes. (LOPES; BRAGA, 2017, p. 10). </text:p>
      <text:h text:style-name="Heading_20_3" text:outline-level="3"><text:bookmark-start text:name="__RefHeading___Toc552_1971144071"/>OpenCV<text:bookmark-end text:name="__RefHeading___Toc552_1971144071"/></text:h>
      <text:p text:style-name="Text_20_body">OpenCV (Open Source Computer Vision Library) é uma biblioteca de código aberto criada para auxiliar trabalhos no campo de visão computacional e <text:span text:style-name="T10">machine learning</text:span>. Conta com vários algoritmos altamente otimizados escritos em C/C++, alguns usam processamento <text:span text:style-name="T10">multi-core</text:span>, para garantir um tempo de resposta ótimo. Ideal para <text:soft-page-break/>aplicações em tempo real. Neste trabalho foi usado a interface do OpenCV para Python3. Utilizado para processar as imagens do jogo e obter informações como posição do personagem e a quantidade de vida <text:span text:style-name="T43">(ABOUT…, [2018?], tradução nossa).</text:span></text:p>
      <text:h text:style-name="Heading_20_3" text:outline-level="3"><text:bookmark-start text:name="__RefHeading___Toc554_1971144071"/>Python-mss<text:bookmark-end text:name="__RefHeading___Toc554_1971144071"/></text:h>
      <text:p text:style-name="Text_20_body"><text:span text:style-name="T44">É uma biblioteca de código aberto que disponibiliza funções ultrarrápidas de captura de múltiplas telas. Usada neste trabalho para se obter a tela do jogo, fonte “cru” dos dados de entrada (</text:span>W<text:span text:style-name="T43">ELCOME..., [2018?], tradução nossa).</text:span></text:p>
      <text:p text:style-name="Text_20_body"/>
      <text:h text:style-name="P33" text:outline-level="2"><text:bookmark-start text:name="__RefHeading___Toc556_1971144071"/>REDES NEURAIS ARTIFICIAIS <text:bookmark-end text:name="__RefHeading___Toc556_1971144071"/></text:h>
      <text:p text:style-name="P4">O cérebro para realizar processamento utiliza vários elementos chamados neurônios, tarefas simples que demoram dias em um computado podem ser feitas por ele em questão de 100 <text:span text:style-name="T55">à</text:span> 200 ms. Uma característica muito interessante do cérebro<text:span text:style-name="T54"> </text:span>é a <text:span text:style-name="T54">plasticidade</text:span> </text:p>
      <text:h text:style-name="P34" text:outline-level="2"><text:bookmark-start text:name="__RefHeading___Toc558_1971144071"/>APRENDIZAGEM PROFUNDA<text:bookmark-end text:name="__RefHeading___Toc558_1971144071"/></text:h>
      <text:p text:style-name="Text_20_body"/>
      <text:h text:style-name="Heading_20_2" text:outline-level="2"><text:bookmark-start text:name="__RefHeading___Toc560_1971144071"/>A<text:span text:style-name="T32">PRENDIZADO POR REFORÇO</text:span><text:bookmark-end text:name="__RefHeading___Toc560_1971144071"/></text:h>
      <text:p text:style-name="Text_20_body"><text:span text:style-name="T33">No modelo de aprendizagem por reforço o agente deve explorar o ambiente <text:s text:c="2"/>encontrando uma política </text:span><text:span text:style-name="T35">π</text:span> <text:span text:style-name="T34">para mapear estados em ações. Ao interagir com o meio ele recebe uma entrada </text:span><text:span text:style-name="T36">i </text:span><text:span text:style-name="T37">, </text:span><text:span text:style-name="T38">uma indicação do estado atual </text:span><text:span text:style-name="T37">s</text:span><text:span text:style-name="T13">, </text:span><text:span text:style-name="T20">e com base nesse estado o agente escolhe uma ação </text:span><text:span text:style-name="T37">a</text:span><text:span text:style-name="T20"> para gerar uma saída, essa ação </text:span><text:span text:style-name="T22">alterará</text:span><text:span text:style-name="T20"> o estado do ambie</text:span><text:span text:style-name="T21">n</text:span><text:span text:style-name="T20">te e logo em seguida o agente receberá uma mensagem de reforço, um escalar</text:span><text:span text:style-name="T23"> </text:span><text:span text:style-name="T37">r, </text:span>lembrando que todo o compo<text:span text:style-name="T56">r</text:span>tame<text:span text:style-name="T42">n</text:span>to do agente tem que tender a m<text:span text:style-name="T41">aximizar o sinal de reforço (KAELBLING; LITTMAN; </text:span><text:span text:style-name="T39">MOORE, 1996, p. 238, </text:span><text:span text:style-name="T40">tradução nossa</text:span><text:span text:style-name="T39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weight="bold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cm" fo:margin-bottom="0cm" loext:contextual-spacing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.353cm" fo:margin-bottom="0cm" loext:contextual-spacing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.423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1.75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7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92</meta:editing-cycles>
    <meta:print-date>2018-09-07T04:08:00</meta:print-date>
    <meta:creation-date>2018-09-10T18:54:00</meta:creation-date>
    <dc:date>2018-10-20T15:23:33.387509206</dc:date>
    <meta:editing-duration>PT13H25M52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0" meta:page-count="9" meta:paragraph-count="72" meta:word-count="1246" meta:character-count="7829" meta:non-whitespace-character-count="6619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